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Roman" svg:font-family="Times-Roman" style:font-family-generic="roman" style:font-pitch="variable"/>
  </office:font-face-decls>
  <office:automatic-styles>
    <style:style style:name="P1" style:family="paragraph" style:parent-style-name="Standard">
      <style:paragraph-properties fo:margin-top="0in" fo:margin-bottom="0.1665in" style:contextual-spacing="false"/>
      <style:text-properties fo:color="#000000" loext:opacity="100%" style:font-name="Times-Roman" fo:font-size="12pt" style:font-size-asian="12pt"/>
    </style:style>
    <style:style style:name="P2" style:family="paragraph" style:parent-style-name="Standard">
      <style:paragraph-properties fo:margin-top="0in" fo:margin-bottom="0.1665in" style:contextual-spacing="false"/>
    </style:style>
    <style:style style:name="P3" style:family="paragraph" style:parent-style-name="Standard">
      <style:paragraph-properties fo:margin-top="0in" fo:margin-bottom="0.1665in" style:contextual-spacing="false"/>
      <style:text-properties fo:color="#000000" loext:opacity="100%" style:font-name="Times-Roman" fo:font-size="12pt" officeooo:rsid="0018fcdc" officeooo:paragraph-rsid="0018fcdc" style:font-size-asian="12pt"/>
    </style:style>
    <style:style style:name="T1" style:family="text">
      <style:text-properties fo:color="#000000" loext:opacity="100%" style:font-name="Times-Roman" fo:font-size="12pt" style:font-size-asian="12pt"/>
    </style:style>
    <style:style style:name="T2" style:family="text">
      <style:text-properties officeooo:rsid="001a388d"/>
    </style:style>
    <style:style style:name="T3" style:family="text">
      <style:text-properties fo:color="#000000" loext:opacity="100%" style:font-name="Times-Roman" fo:font-size="12pt" style:text-underline-style="solid" style:text-underline-width="auto" style:text-underline-color="font-color"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erstelle mir einen plan wie mein vorhaben umgestzt werden kann. führe ein web <text:span text:style-name="T2">r</text:span>echerche durch um die design<text:span text:style-name="T2"> </text:span>sparche zu ermitteln. erstelle eine claude.md file wo alle wichtigen punkte für dises projekt hinterlegt sind. </text:p>
      <text:p text:style-name="P1" loext:marker-style-name="T1"/>
      <text:p text:style-name="P1" loext:marker-style-name="T1">Ich möchte ein Programm erstellen mit folgender Funktion. Man kann videos über auf einer upload Seite hochladen. Die Videos werden über die chat gpt wisper api automatisch transkribiert. Die Vidoes werden mit ffmpeg auf full hd und h265 komprimiert. Für die transkribierung muss die Audiospur von dem video extrahiert werden und in maximal 10 Miniten lange abschnitte geteilt werden. Das Trankskript soll neben den Text Inhalt in einer Tabellen form mit Zeitstempeln enthalten. Wenn das video zuvor in mehrere audio spuren zerteilte wurde sollen die Transkripte anschließend zusammengefallst werden in in einer mongo db Datenbank abespeichert werden. Hier ist wichtig das dies auch bei den getrennten audio spuren funktioniert. Die ersten Wörter von der zweiten audio spur sollten daher den Zeitstempel minute 10 haben. Die audio Daten sollen nach der erfolgreichen transkribierung wieder gelöscht werden. Das Tranksript soll wieder an die chat gpt api übergeben werden und es sollen automatisch tags erstellt werden mit denen das video gut auffindbar ist. Zudem soll eine do do liste mit zeitstemplen erstellt werden welche die abläufe in dem video beschreibt. Es soll auch eine Automatisch eine Überschrift generiert werden. Für jedes hochgeladenen Vidoe soll in einer mongo db Datenbak ein neuer Process generiert werden. Diesem Prozess gehören dann das video, die Überschrift, das Tranksript, die Tags und die todo liste an. Nach dem upload sollen aus dem hochgeladenen Vidoes und den generierten Inhalten eine Page erstellt werden. Die page einen Knopt haben mit dem Namen „Share this Process“ mit einem klick auf den button soll ein link generiert werden unter den man den Process finden (teilen) kann. Wenn der Process über den link geöffnet wird soll man ihn nur sehen aber nicht bearbeiten können. Der teilen Button soll auch nicht da sein. Nach der Erstellung soll es für den Ersteller und später auch für den tenant möglich sein die texte zu bearbeiten. Die App heißt Prcess-Mind. Es soll eine Übersicht geben wo alle Prozesse wie in einer wolke dargestellt werden und mit linien verbunden werden wenn sie die gleichen tags haben oder tags die sehr ähnlich sind. Es soll noch eine zweite Ansicht geben wo alle Processe als liste aufgelistet werden und nach Erstelldatum, Ersteller oder nach Überschrift sortiert werden können. Zudem soll es noch eine liste geben mit meinen tags. In der Wolken Ansicht soll auch oben noch ein Filter Menü angezeigt werden. In beiden listen und in der wolken Ansicht soll es auch möglich sein Suchwörter einzugeben und so nur Przesse mit diesen tags in den listen oder <text:soft-page-break/>der wolken Anischt zu finden. <text:span text:style-name="T1"/></text:p>
      <text:p text:style-name="P1" loext:marker-style-name="T1"/>
      <text:p text:style-name="P2" loext:marker-style-name="T1"><text:span text:style-name="T1">Es soll Benutzer Konten geben für später soll eine mult tennand Architektur angelgt werden. Den ersten test soll nur ein user in der Datenbak angelegt werden der sich über mail Adresse und Passwort eingloggen kann um einen Neus video hochzuladen oder die akteullen vidoes zu sehen.</text:span><text:span text:style-name="T1"/></text:p>
      <text:p text:style-name="P2" loext:marker-style-name="T1"><text:span text:style-name="T1">Als Referenz Desing soll die Seite </text:span><text:a xlink:type="simple" xlink:href="https://obsidian.md/" text:style-name="ListLabel_20_1" text:visited-style-name="ListLabel_20_1"><text:span text:style-name="T3">https://obsidian.md/</text:span></text:a><text:span text:style-name="T1"> dinen.</text:span></text:p>
      <text:p text:style-name="P1" loext:marker-style-name="T1">die app soll in node js programmiert werden. die ordernstruktur soll public und app spezifische frontendinhalte trennen. Backend und frontend sollen ebenfalls sauber voneinander getrennt sein.</text:p>
      <text:p text:style-name="P1" loext:marker-style-name="T1"/>
      <text:p text:style-name="P1" loext:marker-style-name="T1"/>
      <text:p text:style-name="P3" loext:marker-style-name="T1">Für das Frontend sollfen folgende technologien verwendet werden:</text:p>
      <text:p text:style-name="P3" loext:marker-style-name="T1"><text:s/>- React 18 mit React Router v6</text:p>
      <text:p text:style-name="P3" loext:marker-style-name="T1"><text:s text:c="2"/>- Material Design für UI-Komponenten</text:p>
      <text:p text:style-name="P3" loext:marker-style-name="T1"><text:s text:c="2"/>- React Query für Datenabruf und State Managemen<text:span text:style-name="T2">t</text:span></text:p>
      <text:p text:style-name="P3" loext:marker-style-name="T1"><text:s text:c="2"/>- Axios für API-Kommunikation (impliziert durch Code-Beispie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Roman" svg:font-family="Times-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Label_20_1" style:display-name="ListLabel 1" style:family="text">
      <style:text-properties fo:color="#000000" loext:opacity="100%" style:font-name="Times-Roman" fo:font-family="Times-Roman" style:font-family-generic="roman" style:font-pitch="variable" fo:font-size="12pt" style:text-underline-style="solid" style:text-underline-width="auto" style:text-underline-color="font-color" style:font-size-asian="12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8-27T21:16:14.648119631</dc:date>
    <meta:editing-duration>PT4H28M54S</meta:editing-duration>
    <meta:editing-cycles>2</meta:editing-cycles>
    <meta:generator>LibreOffice/25.2.5.2$Linux_X86_64 LibreOffice_project/fb4792146257752f54eab576deb869869b108571</meta:generator>
    <meta:document-statistic meta:table-count="0" meta:image-count="0" meta:object-count="0" meta:page-count="2" meta:paragraph-count="10" meta:word-count="571" meta:character-count="3645" meta:non-whitespace-character-count="3075"/>
  </office:meta>
</office:document-meta>
</file>